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-1.27cm" style:auto-text-indent="false" style:text-autospace="none">
        <style:tab-stops/>
      </style:paragraph-properties>
      <style:text-properties style:font-name="Arial1" fo:font-size="12pt" style:font-name-asian="Arial1" style:font-size-asian="12pt" style:font-name-complex="Arial1" style:font-size-complex="12pt"/>
    </style:style>
    <style:style style:name="P2" style:family="paragraph" style:parent-style-name="Standard">
      <style:paragraph-properties fo:margin-left="0cm" fo:margin-right="0cm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{Pignarre, 2005 #896}</text:p>
      <text:p text:style-name="P1"/>
      <text:p text:style-name="P2"><text:span text:style-name="T2">Pignarre, P. and Stengers, I.</text:span> 2005 <text:span text:style-name="T1">La sorcellerie capitaliste : pratiques de désenvoûtement</text:span>, Paris: Découverte.</text:p>
      <text:p text:style-name="Text_20_body"/>
      <text:p text:style-name="Text_20_body">La vérité d'une idée, ou d'une définition, ou d'une hypothese n'est autre que leur vérification, c'est-à-dire la manière dont elles peuvent produire des conséquences qui orientent l'action. 30</text:p>
      <text:p text:style-name="Text_20_body">La pragmatisme est un art des conséquences, un art de &lt;&lt;faire attention&gt;&gt; qui s'oppose à la philosophie de <text:s/>l'omelette justifiant les œufs cassés. 30</text:p>
      <text:p text:style-name="Text_20_body">Nous ne dirons jamais que le capitalisme est &lt;&lt;pragmatique&gt;&gt;. C'est plutôt l'antipragmatique par excellence, car l'entreprise de redéfinition systématique qui lui est associée n'est pas obligée par une quelconque vérification, ni par une pensée soucieuse de conséquences. 3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abm</meta:initial-creator>
    <meta:creation-date>2008-10-29T09:09:52</meta:creation-date>
    <dc:creator>abm</dc:creator>
    <dc:date>2008-11-07T17:29:25</dc:date>
    <meta:editing-cycles>3</meta:editing-cycles>
    <meta:editing-duration>PT7H12M15S</meta:editing-duration>
    <meta:user-defined meta:name="Info 1"/>
    <meta:user-defined meta:name="Info 2"/>
    <meta:user-defined meta:name="Info 3"/>
    <meta:user-defined meta:name="Info 4"/>
    <meta:user-defined meta:name="ZOTERO_PREF_1" meta:value-type="string">lBMZJr3W:http:://www.zotero.org/styles/harvard1:in-text:1:0:0</meta:user-defined>
    <meta:document-statistic meta:table-count="0" meta:image-count="0" meta:object-count="0" meta:page-count="1" meta:paragraph-count="5" meta:word-count="109" meta:character-count="748"/>
  </office:meta>
</office:document-meta>
</file>